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7E000001348BFA9DD1115DC658.png" manifest:media-type="image/png"/>
  <manifest:file-entry manifest:full-path="Pictures/1000000100000678000002209601F56F04E7619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" svg:font-family="Times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frame draw:name="Content Placeholder 4" draw:style-name="gr1" draw:text-style-name="P1" draw:layer="layout" svg:width="19.939cm" svg:height="6.549cm" svg:x="0.502cm" svg:y="1.902cm">
            <draw:image xlink:href="Pictures/1000000100000678000002209601F56F04E76195.png" xlink:type="simple" xlink:show="embed" xlink:actuate="onLoad" draw:mime-type="image/png">
              <text:p/>
            </draw:image>
          </draw:frame>
          <draw:frame draw:name="Picture 5" draw:style-name="gr1" draw:text-style-name="P1" draw:layer="layout" svg:width="19.956cm" svg:height="3.799cm" svg:x="0.502cm" svg:y="10.589cm">
            <draw:image xlink:href="Pictures/100000010000067E000001348BFA9DD1115DC658.png" xlink:type="simple" xlink:show="embed" xlink:actuate="onLoad" draw:mime-type="image/png">
              <text:p/>
            </draw:image>
          </draw:frame>
          <draw:custom-shape draw:name="Rectangle 6" draw:style-name="gr2" draw:text-style-name="P3" draw:layer="layout" svg:width="8.745cm" svg:height="1.011cm" svg:x="6.099cm" svg:y="0.552cm">
            <text:p text:style-name="P2"><text:span text:style-name="T1">Transaction input data structu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3" draw:layer="layout" svg:width="9.147cm" svg:height="1.011cm" svg:x="5.898cm" svg:y="9.078cm">
            <text:p text:style-name="P2"><text:span text:style-name="T2">Transaction output data structu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" svg:font-family="Time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0.96cm" fo:page-height="14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9-13T14:47:08.257079167</dc:date>
    <meta:editing-duration>PT4H39M41S</meta:editing-duration>
    <meta:editing-cycles>12</meta:editing-cycles>
    <meta:generator>LibreOffice/7.4.0.3$Linux_X86_64 LibreOffice_project/40$Build-3</meta:generator>
    <meta:document-statistic meta:object-count="5"/>
  </office:meta>
</office:document-meta>
</file>